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1BEE082CEADB8D4BAA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cm" svg:height="15cm" svg:x="5.3cm" svg:y="8cm">
          <draw:image xlink:href="Pictures/100000000000029E000001BEE082CEADB8D4BAA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15T10:17:07.072739911</dc:date>
    <meta:editing-duration>PT3M6S</meta:editing-duration>
    <meta:editing-cycles>1</meta:editing-cycles>
    <meta:document-statistic meta:object-count="1"/>
    <meta:generator>LibreOffice/5.0.2.2$Linux_X86_64 LibreOffice_project/00m0$Build-2</meta:generator>
  </office:meta>
</office:document-meta>
</file>